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ce9178" style:font-name="Droid Sans Mono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 ODT</text:p>
      <text:p text:style-name="Standard">Con fecha ${date}</text:p>
      <text:p text:style-name="Standard">y mensaje: ${<text:span text:style-name="T1">message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0T23:19:39.914551656</meta:creation-date>
    <dc:date>2026-02-10T23:21:10.933075487</dc:date>
    <meta:editing-duration>PT1M3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" meta:character-count="46" meta:non-whitespace-character-count="41"/>
  </office:meta>
</office:document-meta>
</file>